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7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29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1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2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3" style:family="table-cell" style:parent-style-name="Default">
      <style:table-cell-properties fo:padding="0.101cm"/>
      <style:text-properties style:font-name="Arial" fo:font-style="normal"/>
    </style:style>
    <style:style style:name="ta_extref" style:family="table">
      <style:table-properties table:display="false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DRIANA</text:p>
          </table:table-cell>
          <table:table-cell table:style-name="ce4" office:value-type="string">
            <text:p>Adriana Martins Keder – ME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io de Una de Baix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96.737/0001-35</text:p>
          </table:table-cell>
          <table:table-cell table:style-name="ce13" office:value-type="string">
            <text:p>345.112.910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driana Martins Keder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Fiscont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GUINALDO</text:p>
          </table:table-cell>
          <table:table-cell table:style-name="ce4" office:value-type="string">
            <text:p>Aguinaldo Vieira Ribeiro – ME</text:p>
          </table:table-cell>
          <table:table-cell table:style-name="ce4" office:value-type="string">
            <text:p>Rua João Vieira Ribeiro</text:p>
          </table:table-cell>
          <table:table-cell table:style-name="ce15" office:value-type="string">
            <text:p>35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625.988/0001-09</text:p>
          </table:table-cell>
          <table:table-cell table:style-name="ce13" office:value-type="string">
            <text:p>345.113.075.110</text:p>
          </table:table-cell>
          <table:table-cell table:style-name="ce13" office:value-type="string">
            <text:p>8395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guinaldo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1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2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BSA</text:p>
          </table:table-cell>
          <table:table-cell table:style-name="ce4" office:value-type="string">
            <text:p>BSA Utensilios Domésticos LTDA. - ME</text:p>
          </table:table-cell>
          <table:table-cell table:style-name="ce4" office:value-type="string">
            <text:p>Rua Guarani</text:p>
          </table:table-cell>
          <table:table-cell table:style-name="ce16" office:value-type="string">
            <text:p>11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384.865/0001-12</text:p>
          </table:table-cell>
          <table:table-cell table:style-name="ce13" office:value-type="string">
            <text:p>345.083.380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SA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ooperativa de Eletrificação de Ibiúna e Região</text:p>
          </table:table-cell>
          <table:table-cell table:style-name="ce4" office:value-type="string">
            <text:p>Rua José Bonifácio</text:p>
          </table:table-cell>
          <table:table-cell table:style-name="ce16" office:value-type="string">
            <text:p>1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ANIEL-ANTUNES</text:p>
          </table:table-cell>
          <table:table-cell table:style-name="ce4" office:value-type="string">
            <text:p>Daniel Vieira Antunes – ME</text:p>
          </table:table-cell>
          <table:table-cell table:style-name="ce4" office:value-type="string">
            <text:p>Avenida Antonino Dias Bastos</text:p>
          </table:table-cell>
          <table:table-cell table:style-name="ce16" office:value-type="string">
            <text:p>77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São Roque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30-351</text:p>
          </table:table-cell>
          <table:table-cell table:style-name="ce4" office:value-type="string">
            <text:p>10.989.369/0001-22</text:p>
          </table:table-cell>
          <table:table-cell table:style-name="ce13" office:value-type="string">
            <text:p>653.131.41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Vieira Antunes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EEL-DANCE</text:p>
          </table:table-cell>
          <table:table-cell table:style-name="ce5" office:value-type="string">
            <text:p>Feel Dance Com. Art. Dança e Esportes Ltda. - ME</text:p>
          </table:table-cell>
          <table:table-cell table:style-name="ce5" office:value-type="string">
            <text:p>Rua dos Ipê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Gleba I, Qd. F, Lt. 17</text:p>
          </table:table-cell>
          <table:table-cell table:style-name="ce4" office:value-type="string">
            <text:p>Lot. Lagos Verdes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0.777.347/0001-07</text:p>
          </table:table-cell>
          <table:table-cell table:style-name="ce20" office:value-type="string">
            <text:p>345.108.851.11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Feel Dance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77.230.308-94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FOLHAS</text:p>
          </table:table-cell>
          <table:table-cell table:style-name="ce4" office:value-type="string">
            <text:p>IBIFOLHA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IOLE</text:p>
          </table:table-cell>
          <table:table-cell table:style-name="ce4" office:value-type="string">
            <text:p>Iole Comércio de Rações Ltda.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6.032.589/0001-96</text:p>
          </table:table-cell>
          <table:table-cell table:style-name="ce13" office:value-type="string">
            <text:p>345.079.930.117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Iole.ods</text:p>
          </table:table-cell>
          <table:table-cell table:number-columns-repeated="240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JS Comércio de Rações e Acessórios Ltda. -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1012</text:p>
          </table:table-cell>
          <table:table-cell table:style-name="ce16" office:value-type="string">
            <text:p>Lote 20, Quadra F</text:p>
          </table:table-cell>
          <table:table-cell table:style-name="ce4" office:value-type="string">
            <text:p>Residencial Jardim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39.408/0001-52</text:p>
          </table:table-cell>
          <table:table-cell table:style-name="ce13" office:value-type="string">
            <text:p>345.112.645.113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JS.ods</text:p>
          </table:table-cell>
          <table:table-cell table:number-columns-repeated="240"/>
        </table:table-row>
        <table:table-row table:style-name="ro1">
          <table:table-cell office:value-type="string">
            <text:p>KARIN</text:p>
          </table:table-cell>
          <table:table-cell table:style-name="ce4" office:value-type="string">
            <text:p>Karin Ingrid Stocking Korzen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517</text:p>
          </table:table-cell>
          <table:table-cell table:style-name="ce16" office:value-type="string">
            <text:p>Sala 0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90.682/0001-40</text:p>
          </table:table-cell>
          <table:table-cell table:style-name="ce13" office:value-type="string">
            <text:p>345.106.440.11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446</text:p>
          </table:table-cell>
          <table:table-cell table:style-name="ce13" office:value-type="string">
            <text:p>-</text:p>
          </table:table-cell>
          <table:table-cell office:value-type="string">
            <text:p>Karin Ingrid Stocking Korzen.ods</text:p>
          </table:table-cell>
          <table:table-cell table:number-columns-repeated="240"/>
        </table:table-row>
        <table:table-row table:style-name="ro1">
          <table:table-cell office:value-type="string">
            <text:p>LIONSOFT</text:p>
          </table:table-cell>
          <table:table-cell table:style-name="ce4" office:value-type="string">
            <text:p>Lionsoft do Brasil Ltda. - ME</text:p>
          </table:table-cell>
          <table:table-cell table:style-name="ce4" office:value-type="string">
            <text:p>Rua Alcina de Vasconcelos Ferrari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491.673/0001-4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ionsoft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IL – Ibiúna – Comércio de Materiais de Construção Ltda. - EPP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0</text:p>
          </table:table-cell>
          <table:table-cell table:style-name="ce16" office:value-type="string">
            <text:p>Km 67,0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LLENIUM</text:p>
          </table:table-cell>
          <table:table-cell table:style-name="ce4" office:value-type="string">
            <text:p>Millenium Empreendimentos Imobiliários S/C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10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ALMIUNA</text:p>
          </table:table-cell>
          <table:table-cell table:style-name="ce4" office:value-type="string">
            <text:p>Palmiuna Comércio de Alimentos Ltda.</text:p>
          </table:table-cell>
          <table:table-cell table:style-name="ce4" office:value-type="string">
            <text:p>Rua do Comércio</text:p>
          </table:table-cell>
          <table:table-cell table:style-name="ce16" office:value-type="string">
            <text:p>14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290.897/0001.99</text:p>
          </table:table-cell>
          <table:table-cell table:style-name="ce13" office:value-type="string">
            <text:p>345.105.861.110 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almiuna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 - EPP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532/0001-5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84.517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ANDRA</text:p>
          </table:table-cell>
          <table:table-cell table:style-name="ce4" office:value-type="string">
            <text:p>Sandra Cassia Silva Wnitski –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6</text:p>
          </table:table-cell>
          <table:table-cell table:style-name="ce16" office:value-type="string">
            <text:p>Loj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74.020/0001-86</text:p>
          </table:table-cell>
          <table:table-cell table:style-name="ce13" office:value-type="string">
            <text:p>345.106.291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andra Cassia Silva Wnitski - ME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444</text:p>
          </table:table-cell>
          <table:table-cell table:style-name="ce16" office:value-type="string">
            <text:p>Conj. 1 do 1.º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>
          <table:table-cell office:value-type="string">
            <text:p>ZROLIM</text:p>
          </table:table-cell>
          <table:table-cell table:style-name="ce4" office:value-type="string">
            <text:p>x 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84.517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ALZIRA</text:p>
          </table:table-cell>
          <table:table-cell table:style-name="ce4" office:value-type="string">
            <text:p>Alzira Tanaka &amp; Cia. Ltda. - ME</text:p>
          </table:table-cell>
          <table:table-cell table:style-name="ce4" office:value-type="string">
            <text:p>Rua Venezuela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Jd. Nova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800.884/0001-85</text:p>
          </table:table-cell>
          <table:table-cell table:style-name="ce13" office:value-type="string">
            <text:p>345.113.758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lzira.ods</text:p>
          </table:table-cell>
          <table:table-cell table:number-columns-repeated="240"/>
        </table:table-row>
        <table:table-row table:style-name="ro1">
          <table:table-cell office:value-type="string">
            <text:p>JANE</text:p>
          </table:table-cell>
          <table:table-cell table:style-name="ce4" office:value-type="string">
            <text:p>Jane de Oliveira Pinto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24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918.165/0001-63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90000221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Jane.ods</text:p>
          </table:table-cell>
          <table:table-cell table:number-columns-repeated="240"/>
        </table:table-row>
        <table:table-row table:style-name="ro1">
          <table:table-cell office:value-type="string">
            <text:p>VERGILIO</text:p>
          </table:table-cell>
          <table:table-cell table:style-name="ce4" office:value-type="string">
            <text:p>Vergilio Godinho Dias Junior – ME</text:p>
          </table:table-cell>
          <table:table-cell table:style-name="ce4" office:value-type="string">
            <text:p>Rua João Vieira Ribeiro</text:p>
          </table:table-cell>
          <table:table-cell table:style-name="ce16" office:value-type="string">
            <text:p>3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569.973/0001-34</text:p>
          </table:table-cell>
          <table:table-cell table:style-name="ce13" office:value-type="string">
            <text:p>345.113.544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ergilio.ods</text:p>
          </table:table-cell>
          <table:table-cell table:number-columns-repeated="240"/>
        </table:table-row>
        <table:table-row table:style-name="ro1" table:number-rows-repeated="18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3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6"/>
        <table:table-column table:style-name="co19" table:default-cell-style-name="ce26"/>
        <table:table-column table:style-name="co20" table:default-cell-style-name="ce31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29" office:value-type="string">
            <text:p>VALOR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72">
            <text:p>72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9">
            <text:p>5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DR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50">
            <text:p>2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5">
            <text:p>3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6">
            <text:p>4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933">
            <text:p>93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62">
            <text:p>56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5" office:value-type="string">
            <text:p>AGRO-SHIMIZU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Xerox emitidos no mês</text:p>
          </table:table-cell>
          <table:table-cell table:style-name="ce30" table:formula="of:=[.C9]*0.3" office:value-type="float" office:value="2.4">
            <text:p>2,4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490">
            <text:p>49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490">
            <text:p>4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UINAL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UINALDO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UINALDO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80">
            <text:p>18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9">
            <text:p>14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LZIRA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LZI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0">
            <text:p>18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office:value-type="string">
            <text:p>ANA-CECILIA</text:p>
          </table:table-cell>
          <table:table-cell table:style-name="ce25" office:value-type="float" office:value="24">
            <text:p>24</text:p>
          </table:table-cell>
          <table:table-cell table:style-name="ce25" office:value-type="string">
            <text:p>Xerox emitidos no mês</text:p>
          </table:table-cell>
          <table:table-cell table:style-name="ce30" table:formula="of:=[.C20]*0.3" office:value-type="float" office:value="7.2">
            <text:p>7,2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02">
            <text:p>20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62">
            <text:p>16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44">
            <text:p>14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12">
            <text:p>12</text:p>
          </table:table-cell>
          <table:table-cell table:style-name="ce25" office:value-type="string">
            <text:p>Xerox emitidos no mês</text:p>
          </table:table-cell>
          <table:table-cell table:style-name="ce30" table:formula="of:=[.C26]*0.3" office:value-type="float" office:value="3.6">
            <text:p>3,6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-T1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450">
            <text:p>4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NF Paulista</text:p>
          </table:table-cell>
          <table:table-cell table:style-name="ce30" office:value-type="float" office:value="150">
            <text:p>1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98">
            <text:p>19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02">
            <text:p>20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BENEDITO-GASP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26">
            <text:p>12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84">
            <text:p>584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70">
            <text:p>17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S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70">
            <text:p>17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740">
            <text:p>7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office:value-type="string">
            <text:p>CASS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0" table:formula="of:=[.C42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19">
            <text:p>519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60">
            <text:p>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09">
            <text:p>20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LAUDIO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4">
            <text:p>12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91">
            <text:p>19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1">
            <text:p>14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55">
            <text:p>15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65">
            <text:p>36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33">
            <text:p>23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76">
            <text:p>7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42">
            <text:p>142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EEL-DANC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EEL-DANC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60">
            <text:p>16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82">
            <text:p>82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68">
            <text:p>68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31">
            <text:p>131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81">
            <text:p>581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0">
            <text:p>3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80">
            <text:p>58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Xerox emitidos no mês</text:p>
          </table:table-cell>
          <table:table-cell table:style-name="ce30" table:formula="of:=[.C69]*0.3" office:value-type="float" office:value="3">
            <text:p>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65">
            <text:p>6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696">
            <text:p>69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5">
            <text:p>1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76">
            <text:p>37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69">
            <text:p>269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Xerox emitidos no mês</text:p>
          </table:table-cell>
          <table:table-cell table:style-name="ce30" table:formula="of:=[.C76]*0.3" office:value-type="float" office:value="3">
            <text:p>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74">
            <text:p>174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50">
            <text:p>25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office:value-type="string">
            <text:p>IOLE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Xerox emitidos no mês</text:p>
          </table:table-cell>
          <table:table-cell table:style-name="ce30" table:formula="of:=[.C83]*0.3" office:value-type="float" office:value="1.2">
            <text:p>1,2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JAN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60">
            <text:p>16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50">
            <text:p>25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office:value-type="string">
            <text:p>JS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Xerox emitidos no mês</text:p>
          </table:table-cell>
          <table:table-cell table:style-name="ce30" table:formula="of:=[.C87]*0.3" office:value-type="float" office:value="1.8">
            <text:p>1,8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KARIN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KARIN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0">
            <text:p>18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IONSOF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30">
            <text:p>13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6">
            <text:p>4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85">
            <text:p>585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43">
            <text:p>34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52">
            <text:p>152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36">
            <text:p>13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70">
            <text:p>17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73">
            <text:p>73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69">
            <text:p>69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458">
            <text:p>458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Xerox emitidos no mês</text:p>
          </table:table-cell>
          <table:table-cell table:style-name="ce30" table:formula="of:=[.C101]*0.3" office:value-type="float" office:value="2.7">
            <text:p>2,7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00">
            <text:p>20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16">
            <text:p>21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59">
            <text:p>159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10">
            <text:p>2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89">
            <text:p>189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30">
            <text:p>13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1">
            <text:p>181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71">
            <text:p>71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PALMIU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25">
            <text:p>2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06">
            <text:p>30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09">
            <text:p>209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27">
            <text:p>327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27">
            <text:p>327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8">
            <text:p>148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88">
            <text:p>188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8">
            <text:p>188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4">
            <text:p>54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05">
            <text:p>10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16">
            <text:p>16</text:p>
          </table:table-cell>
          <table:table-cell table:style-name="ce25" office:value-type="string">
            <text:p>Xerox emitidos no mês</text:p>
          </table:table-cell>
          <table:table-cell table:style-name="ce30" table:formula="of:=[.C130]*0.3" office:value-type="float" office:value="4.8">
            <text:p>4,8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8" office:value-type="string">
            <text:p>SANDR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SANDR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SANDR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0">
            <text:p>14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74">
            <text:p>174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74">
            <text:p>174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0">
            <text:p>5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VERGILIO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25">
            <text:p>12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09">
            <text:p>109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09">
            <text:p>109,00</text:p>
          </table:table-cell>
          <table:table-cell table:style-name="ce33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58">
            <text:p>58</text:p>
          </table:table-cell>
          <table:table-cell table:style-name="ce28" office:value-type="string">
            <text:p>Xerox emitidos no mês</text:p>
          </table:table-cell>
          <table:table-cell table:style-name="ce32" table:formula="of:=[.C145]*0.3" office:value-type="float" office:value="17.4">
            <text:p>17,4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ZROLI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100">
            <text:p>1.100,00</text:p>
          </table:table-cell>
          <table:table-cell table:style-name="ce33" table:number-columns-repeated="251"/>
        </table:table-row>
        <table:table-row table:style-name="ro1" table:number-rows-repeated="65383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46">
          <table:sort>
            <table:sort-by table:field-number="1" table:data-type="automatic"/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30">30/06/2010</text:date>, <text:time>15:37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l</dc:title>
    <meta:initial-creator>Carlos Augusto Marcicano</meta:initial-creator>
    <meta:creation-date>2007-08-03T15:08:45</meta:creation-date>
    <dc:date>2010-06-30T15:37:18</dc:date>
    <meta:print-date>2009-07-16T11:00:49</meta:print-date>
    <dc:language>pt-BR</dc:language>
    <meta:editing-cycles>937</meta:editing-cycles>
    <meta:editing-duration>PT72H12M44S</meta:editing-duration>
    <dc:creator>Guto Marcicano</dc:creator>
    <meta:document-statistic meta:table-count="2" meta:cell-count="2033" meta:object-count="0"/>
    <meta:user-defined meta:name="Info 1"/>
    <meta:user-defined meta:name="Info 2"/>
    <meta:user-defined meta:name="Info 3"/>
    <meta:user-defined meta:name="Info 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clientes/minister/cobranca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clientes/minister/cobranca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